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ASE DOCUMENTATION_MATRIX</text:p>
      <text:p text:style-name="Standard"/>
      <text:p text:style-name="Standard">RAPPORT "# Guide de la bibliothèque d'effets Matrix AGAM"</text:p>
      <text:p text:style-name="Standard">RAPPORT ""</text:p>
      <text:p text:style-name="Standard">RAPPORT "Ce document explique comment utiliser la bibliothèque d'effets Matrix pour créer le célèbre effet de \"code digital cascadant\" vu dans le film Matrix, mais aussi des variantes personnalisées avec des effets spéciaux supplémentaires."</text:p>
      <text:p text:style-name="Standard">RAPPORT ""</text:p>
      <text:p text:style-name="Standard"/>
      <text:p text:style-name="Standard">RAPPORT "## 1. Introduction"</text:p>
      <text:p text:style-name="Standard">RAPPORT ""</text:p>
      <text:p text:style-name="Standard">RAPPORT "La bibliothèque d'effets Matrix AGAM permet de créer des animations visuelles rappelant les emblématiques cascades de code vert du film Matrix. Elle fournit :"</text:p>
      <text:p text:style-name="Standard">RAPPORT ""</text:p>
      <text:p text:style-name="Standard">RAPPORT "- Un système de colonnes de caractères qui \"tombent\" à l'écran"</text:p>
      <text:p text:style-name="Standard">RAPPORT "- Différents jeux de caractères (latins, japonais, symboles)"</text:p>
      <text:p text:style-name="Standard">RAPPORT "- Des caractères en surbrillance (\"raindrops\")"</text:p>
      <text:p text:style-name="Standard">RAPPORT "- Des effets spéciaux comme le glitch, l'ondulation, le bruitage, etc."</text:p>
      <text:p text:style-name="Standard">RAPPORT "- Des configurations prédéfinies pour différentes ambiances"</text:p>
      <text:p text:style-name="Standard">RAPPORT ""</text:p>
      <text:p text:style-name="Standard"/>
      <text:p text:style-name="Standard">RAPPORT "## 2. Architecture de la bibliothèque"</text:p>
      <text:p text:style-name="Standard">RAPPORT ""</text:p>
      <text:p text:style-name="Standard">RAPPORT "La bibliothèque est organisée en deux modules principaux :"</text:p>
      <text:p text:style-name="Standard">RAPPORT ""</text:p>
      <text:p text:style-name="Standard">RAPPORT "1. **matrix_core.gma** : Contient les fonctionnalités de base pour créer et gérer l'effet Matrix"</text:p>
      <text:p text:style-name="Standard">RAPPORT "2. **effets_speciaux.gma** : Fournit des effets supplémentaires pour enrichir l'animation"</text:p>
      <text:p text:style-name="Standard">RAPPORT ""</text:p>
      <text:p text:style-name="Standard"/>
      <text:p text:style-name="Standard">RAPPORT "## 3. Commencer avec l'effet Matrix"</text:p>
      <text:p text:style-name="Standard">RAPPORT ""</text:p>
      <text:p text:style-name="Standard">RAPPORT "### 3.1. Initialisation"</text:p>
      <text:p text:style-name="Standard">RAPPORT ""</text:p>
      <text:p text:style-name="Standard">RAPPORT "Pour commencer à utiliser la bibliothèque, il faut d'abord initialiser l'effet Matrix :"</text:p>
      <text:p text:style-name="Standard">RAPPORT ""</text:p>
      <text:p text:style-name="Standard">RAPPORT "```gma"</text:p>
      <text:p text:style-name="Standard">RAPPORT "// Incorporation des modules nécessaires"</text:p>
      <text:p text:style-name="Standard">RAPPORT "INCORPORATION \"matrix/matrix_core.gma\""</text:p>
      <text:p text:style-name="Standard">RAPPORT "INCORPORATION \"matrix/effets_speciaux.gma\""</text:p>
      <text:p text:style-name="Standard">RAPPORT ""</text:p>
      <text:p text:style-name="Standard">RAPPORT "// Initialiser l'effet Matrix pour un écran de 1024x768 avec une taille de caractère de 16 pixels"</text:p>
      <text:p text:style-name="Standard">RAPPORT "MUNITION effet_matrix = EXECUTION INITIALISER_EFFET_MATRIX 1024, 768, 16"</text:p>
      <text:p text:style-name="Standard">RAPPORT ""</text:p>
      <text:p text:style-name="Standard">RAPPORT "// Initialiser les effets spéciaux"</text:p>
      <text:p text:style-name="Standard">RAPPORT "MUNITION effets_speciaux = EXECUTION INITIALISER_EFFETS_SPECIAUX effet_matrix"</text:p>
      <text:p text:style-name="Standard">RAPPORT "```"</text:p>
      <text:p text:style-name="Standard">RAPPORT ""</text:p>
      <text:p text:style-name="Standard"><text:soft-page-break/></text:p>
      <text:p text:style-name="Standard">RAPPORT "### 3.2. Création de colonnes"</text:p>
      <text:p text:style-name="Standard">RAPPORT ""</text:p>
      <text:p text:style-name="Standard">RAPPORT "Vous pouvez créer manuellement des colonnes ou laisser le système en générer automatiquement :"</text:p>
      <text:p text:style-name="Standard">RAPPORT ""</text:p>
      <text:p text:style-name="Standard">RAPPORT "```gma"</text:p>
      <text:p text:style-name="Standard">RAPPORT "// Création manuelle de colonnes initiales"</text:p>
      <text:p text:style-name="Standard">RAPPORT "MANOEUVRE POUR i DE 0 A 50"</text:p>
      <text:p text:style-name="Standard">RAPPORT " <text:s text:c="3"/>EXECUTION CREER_COLONNE_MATRIX effet_matrix"</text:p>
      <text:p text:style-name="Standard">RAPPORT "FIN MANOEUVRE"</text:p>
      <text:p text:style-name="Standard">RAPPORT ""</text:p>
      <text:p text:style-name="Standard">RAPPORT "// Définir la probabilité de génération automatique de nouvelles colonnes"</text:p>
      <text:p text:style-name="Standard">RAPPORT "// (par frame, 0.02 = 2% de chance par frame)"</text:p>
      <text:p text:style-name="Standard">RAPPORT "effet_matrix.probabilite_nouvelle_colonne = 0.02"</text:p>
      <text:p text:style-name="Standard">RAPPORT "```"</text:p>
      <text:p text:style-name="Standard">RAPPORT ""</text:p>
      <text:p text:style-name="Standard"/>
      <text:p text:style-name="Standard">RAPPORT "### 3.3. Boucle principale"</text:p>
      <text:p text:style-name="Standard">RAPPORT ""</text:p>
      <text:p text:style-name="Standard">RAPPORT "Dans votre boucle principale, vous devez mettre à jour et dessiner les effets :"</text:p>
      <text:p text:style-name="Standard">RAPPORT ""</text:p>
      <text:p text:style-name="Standard">RAPPORT "```gma"</text:p>
      <text:p text:style-name="Standard">RAPPORT "// Dans la boucle principale"</text:p>
      <text:p text:style-name="Standard">RAPPORT "MANOEUVRE TANT QUE application_active"</text:p>
      <text:p text:style-name="Standard">RAPPORT " <text:s text:c="3"/>// Calculer le delta temps"</text:p>
      <text:p text:style-name="Standard">RAPPORT " <text:s text:c="3"/>MUNITION delta_temps = APPEL_SYSTEME(\"obtenir_delta_temps\")"</text:p>
      <text:p text:style-name="Standard">RAPPORT " <text:s text:c="3"/>"</text:p>
      <text:p text:style-name="Standard">RAPPORT " <text:s text:c="3"/>// Mettre à jour les effets"</text:p>
      <text:p text:style-name="Standard">RAPPORT " <text:s text:c="3"/>EXECUTION METTRE_A_JOUR_EFFET_MATRIX effet_matrix, delta_temps"</text:p>
      <text:p text:style-name="Standard">RAPPORT " <text:s text:c="3"/>EXECUTION METTRE_A_JOUR_EFFETS_SPECIAUX effets_speciaux, delta_temps"</text:p>
      <text:p text:style-name="Standard">RAPPORT " <text:s text:c="3"/>"</text:p>
      <text:p text:style-name="Standard">RAPPORT " <text:s text:c="3"/>// Dessiner les effets"</text:p>
      <text:p text:style-name="Standard">RAPPORT " <text:s text:c="3"/>EXECUTION DESSINER_EFFET_MATRIX effet_matrix, contexte_rendu"</text:p>
      <text:p text:style-name="Standard">RAPPORT " <text:s text:c="3"/>EXECUTION DESSINER_EFFETS_SPECIAUX effets_speciaux, contexte_rendu"</text:p>
      <text:p text:style-name="Standard">RAPPORT " <text:s text:c="3"/>"</text:p>
      <text:p text:style-name="Standard">RAPPORT " <text:s text:c="3"/>// Afficher le résultat"</text:p>
      <text:p text:style-name="Standard">RAPPORT " <text:s text:c="3"/>APPEL_SYSTEME(\"rafraichir_ecran\")"</text:p>
      <text:p text:style-name="Standard">RAPPORT "FIN MANOEUVRE"</text:p>
      <text:p text:style-name="Standard">RAPPORT "```"</text:p>
      <text:p text:style-name="Standard">RAPPORT ""</text:p>
      <text:p text:style-name="Standard"/>
      <text:p text:style-name="Standard">RAPPORT "## 4. Personnalisation de l'effet Matrix"</text:p>
      <text:p text:style-name="Standard">RAPPORT ""</text:p>
      <text:p text:style-name="Standard">RAPPORT "### 4.1. Types de caractères"</text:p>
      <text:p text:style-name="Standard">RAPPORT ""</text:p>
      <text:p text:style-name="Standard">RAPPORT "Vous pouvez choisir parmi plusieurs ensembles de caractères :"</text:p>
      <text:p text:style-name="Standard">RAPPORT ""</text:p>
      <text:p text:style-name="Standard">RAPPORT "```gma"</text:p>
      <text:p text:style-name="Standard">RAPPORT "// Changer le type de caractères"</text:p>
      <text:p text:style-name="Standard"><text:soft-page-break/>RAPPORT "EXECUTION CHANGER_MODE_CARACTERES effet_matrix, MODE_CARACTERES_JAPONAIS"</text:p>
      <text:p text:style-name="Standard">RAPPORT ""</text:p>
      <text:p text:style-name="Standard">RAPPORT "// Types disponibles :"</text:p>
      <text:p text:style-name="Standard">RAPPORT "// MODE_CARACTERES_LATIN <text:s text:c="5"/>- Chiffres et lettres latines"</text:p>
      <text:p text:style-name="Standard">RAPPORT "// MODE_CARACTERES_JAPONAIS <text:s text:c="2"/>- Caractères japonais (katakana)"</text:p>
      <text:p text:style-name="Standard">RAPPORT "// MODE_CARACTERES_SYMBOLES <text:s text:c="2"/>- Symboles spéciaux"</text:p>
      <text:p text:style-name="Standard">RAPPORT "// MODE_CARACTERES_MIXTE <text:s text:c="5"/>- Mélange des trois types précédents"</text:p>
      <text:p text:style-name="Standard">RAPPORT "```"</text:p>
      <text:p text:style-name="Standard">RAPPORT ""</text:p>
      <text:p text:style-name="Standard"/>
      <text:p text:style-name="Standard">RAPPORT "### 4.2. Couleurs"</text:p>
      <text:p text:style-name="Standard">RAPPORT ""</text:p>
      <text:p text:style-name="Standard">RAPPORT "Vous pouvez modifier la couleur principale des caractères :"</text:p>
      <text:p text:style-name="Standard">RAPPORT ""</text:p>
      <text:p text:style-name="Standard">RAPPORT "```gma"</text:p>
      <text:p text:style-name="Standard">RAPPORT "// Définir une couleur personnalisée (cyan)"</text:p>
      <text:p text:style-name="Standard">RAPPORT "MUNITION cyan COULEUR_TACTIQUE"</text:p>
      <text:p text:style-name="Standard">RAPPORT "cyan.rouge = 0"</text:p>
      <text:p text:style-name="Standard">RAPPORT "cyan.vert = 200"</text:p>
      <text:p text:style-name="Standard">RAPPORT "cyan.bleu = 200"</text:p>
      <text:p text:style-name="Standard">RAPPORT "cyan.alpha = 255"</text:p>
      <text:p text:style-name="Standard">RAPPORT ""</text:p>
      <text:p text:style-name="Standard">RAPPORT "EXECUTION CHANGER_COULEUR_PRINCIPALE effet_matrix, cyan"</text:p>
      <text:p text:style-name="Standard">RAPPORT "```"</text:p>
      <text:p text:style-name="Standard">RAPPORT ""</text:p>
      <text:p text:style-name="Standard"/>
      <text:p text:style-name="Standard">RAPPORT "### 4.3. Effets visuels de base"</text:p>
      <text:p text:style-name="Standard">RAPPORT ""</text:p>
      <text:p text:style-name="Standard">RAPPORT "Plusieurs effets visuels de base sont disponibles :"</text:p>
      <text:p text:style-name="Standard">RAPPORT ""</text:p>
      <text:p text:style-name="Standard">RAPPORT "```gma"</text:p>
      <text:p text:style-name="Standard">RAPPORT "// Activer/désactiver l'effet \"raindrop\" (caractères en surbrillance)"</text:p>
      <text:p text:style-name="Standard">RAPPORT "EXECUTION ACTIVER_EFFET_RAINDROPS effet_matrix, VRAI"</text:p>
      <text:p text:style-name="Standard">RAPPORT ""</text:p>
      <text:p text:style-name="Standard">RAPPORT "// Activer/désactiver l'effet d'ondulation"</text:p>
      <text:p text:style-name="Standard">RAPPORT "EXECUTION ACTIVER_EFFET_ONDULATION effet_matrix, VRAI, 8.0, 1.0"</text:p>
      <text:p text:style-name="Standard">RAPPORT "// Paramètres : activer, amplitude, fréquence"</text:p>
      <text:p text:style-name="Standard">RAPPORT "```"</text:p>
      <text:p text:style-name="Standard">RAPPORT ""</text:p>
      <text:p text:style-name="Standard"/>
      <text:p text:style-name="Standard">RAPPORT "## 5. Effets spéciaux avancés"</text:p>
      <text:p text:style-name="Standard">RAPPORT ""</text:p>
      <text:p text:style-name="Standard">RAPPORT "### 5.1. Effet de glitch"</text:p>
      <text:p text:style-name="Standard">RAPPORT ""</text:p>
      <text:p text:style-name="Standard">RAPPORT "```gma"</text:p>
      <text:p text:style-name="Standard">RAPPORT "// Activer un effet de glitch"</text:p>
      <text:p text:style-name="Standard">RAPPORT "EXECUTION ACTIVER_EFFET_GLITCH effets_speciaux, EFFET_GLITCH_MOYEN, 0.8"</text:p>
      <text:p text:style-name="Standard">RAPPORT "// Paramètres : type (COURT, MOYEN, LONG), intensité (0.0-1.0)"</text:p>
      <text:p text:style-name="Standard">RAPPORT "```"</text:p>
      <text:p text:style-name="Standard">RAPPORT ""</text:p>
      <text:p text:style-name="Standard"><text:soft-page-break/></text:p>
      <text:p text:style-name="Standard">RAPPORT "### 5.2. Effet de bruitage"</text:p>
      <text:p text:style-name="Standard">RAPPORT ""</text:p>
      <text:p text:style-name="Standard">RAPPORT "```gma"</text:p>
      <text:p text:style-name="Standard">RAPPORT "// Activer un effet de bruitage (parasites statiques)"</text:p>
      <text:p text:style-name="Standard">RAPPORT "EXECUTION ACTIVER_EFFET_BRUITAGE effets_speciaux, 3.0, 0.5, 0.03"</text:p>
      <text:p text:style-name="Standard">RAPPORT "// Paramètres : durée, intensité, densité (proportion de l'écran affecté)"</text:p>
      <text:p text:style-name="Standard">RAPPORT "```"</text:p>
      <text:p text:style-name="Standard">RAPPORT ""</text:p>
      <text:p text:style-name="Standard"/>
      <text:p text:style-name="Standard">RAPPORT "### 5.3. Effet de pulsation"</text:p>
      <text:p text:style-name="Standard">RAPPORT ""</text:p>
      <text:p text:style-name="Standard">RAPPORT "```gma"</text:p>
      <text:p text:style-name="Standard">RAPPORT "// Activer un effet de pulsation de couleur"</text:p>
      <text:p text:style-name="Standard">RAPPORT "EXECUTION ACTIVER_EFFET_PULSATION effets_speciaux, 10.0, 1.5, 0.4"</text:p>
      <text:p text:style-name="Standard">RAPPORT "// Paramètres : durée, fréquence, amplitude"</text:p>
      <text:p text:style-name="Standard">RAPPORT "```"</text:p>
      <text:p text:style-name="Standard">RAPPORT ""</text:p>
      <text:p text:style-name="Standard"/>
      <text:p text:style-name="Standard">RAPPORT "### 5.4. Effet de code binaire"</text:p>
      <text:p text:style-name="Standard">RAPPORT ""</text:p>
      <text:p text:style-name="Standard">RAPPORT "```gma"</text:p>
      <text:p text:style-name="Standard">RAPPORT "// Afficher des 0 et 1 en arrière-plan"</text:p>
      <text:p text:style-name="Standard">RAPPORT "EXECUTION ACTIVER_EFFET_CODE_BINAIRE effets_speciaux, 5.0, 100"</text:p>
      <text:p text:style-name="Standard">RAPPORT "// Paramètres : durée, nombre d'éléments"</text:p>
      <text:p text:style-name="Standard">RAPPORT "```"</text:p>
      <text:p text:style-name="Standard">RAPPORT ""</text:p>
      <text:p text:style-name="Standard"/>
      <text:p text:style-name="Standard">RAPPORT "### 5.5. Effet flash"</text:p>
      <text:p text:style-name="Standard">RAPPORT ""</text:p>
      <text:p text:style-name="Standard">RAPPORT "```gma"</text:p>
      <text:p text:style-name="Standard">RAPPORT "// Créer un flash lumineux"</text:p>
      <text:p text:style-name="Standard">RAPPORT "EXECUTION EFFET_FLASH effet_matrix, contexte_rendu, 0.7"</text:p>
      <text:p text:style-name="Standard">RAPPORT "// Paramètre : intensité (0.0-1.0)"</text:p>
      <text:p text:style-name="Standard">RAPPORT "```"</text:p>
      <text:p text:style-name="Standard">RAPPORT ""</text:p>
      <text:p text:style-name="Standard"/>
      <text:p text:style-name="Standard">RAPPORT "## 6. Scènes préconfigurées"</text:p>
      <text:p text:style-name="Standard">RAPPORT ""</text:p>
      <text:p text:style-name="Standard">RAPPORT "La bibliothèque inclut des configurations prédéfinies pour créer différentes ambiances :"</text:p>
      <text:p text:style-name="Standard">RAPPORT ""</text:p>
      <text:p text:style-name="Standard">RAPPORT "```gma"</text:p>
      <text:p text:style-name="Standard">RAPPORT "// Scène de \"réveil\" dans la Matrice"</text:p>
      <text:p text:style-name="Standard">RAPPORT "EXECUTION ACTIVER_SCENE_REVEIL effets_speciaux, effet_matrix"</text:p>
      <text:p text:style-name="Standard">RAPPORT ""</text:p>
      <text:p text:style-name="Standard">RAPPORT "// Scène de \"corruption\" de la Matrice"</text:p>
      <text:p text:style-name="Standard">RAPPORT "EXECUTION ACTIVER_SCENE_CORRUPTION effets_speciaux, effet_matrix"</text:p>
      <text:p text:style-name="Standard">RAPPORT ""</text:p>
      <text:p text:style-name="Standard">RAPPORT "// Scène de \"pluie digitale\" intense"</text:p>
      <text:p text:style-name="Standard">RAPPORT "EXECUTION ACTIVER_SCENE_PLUIE effets_speciaux, effet_matrix"</text:p>
      <text:p text:style-name="Standard">RAPPORT "```"</text:p>
      <text:p text:style-name="Standard"><text:soft-page-break/>RAPPORT ""</text:p>
      <text:p text:style-name="Standard"/>
      <text:p text:style-name="Standard">RAPPORT "## 7. Exemple complet"</text:p>
      <text:p text:style-name="Standard">RAPPORT ""</text:p>
      <text:p text:style-name="Standard">RAPPORT "Voici un exemple minimal complet pour créer un effet Matrix de base :"</text:p>
      <text:p text:style-name="Standard">RAPPORT ""</text:p>
      <text:p text:style-name="Standard">RAPPORT "```gma"</text:p>
      <text:p text:style-name="Standard">RAPPORT "BASE EXEMPLE_MATRIX_SIMPLE"</text:p>
      <text:p text:style-name="Standard">RAPPORT " <text:s text:c="3"/>"</text:p>
      <text:p text:style-name="Standard">RAPPORT " <text:s text:c="3"/>INCORPORATION \"matrix/matrix_core.gma\""</text:p>
      <text:p text:style-name="Standard">RAPPORT " <text:s text:c="3"/>"</text:p>
      <text:p text:style-name="Standard">RAPPORT " <text:s text:c="3"/>MUNITION effet_matrix EFFET_MATRIX"</text:p>
      <text:p text:style-name="Standard">RAPPORT " <text:s text:c="3"/>MUNITION contexte_rendu POINTEUR"</text:p>
      <text:p text:style-name="Standard">RAPPORT " <text:s text:c="3"/>"</text:p>
      <text:p text:style-name="Standard">RAPPORT " <text:s text:c="3"/>ORDRE DE BATAILLE"</text:p>
      <text:p text:style-name="Standard">RAPPORT " <text:s text:c="7"/>// Initialisation"</text:p>
      <text:p text:style-name="Standard">RAPPORT " <text:s text:c="7"/>contexte_rendu = APPEL_SYSTEME(\"initialiser_contexte_graphique\", 800, 600)"</text:p>
      <text:p text:style-name="Standard">RAPPORT " <text:s text:c="7"/>effet_matrix = EXECUTION INITIALISER_EFFET_MATRIX 800, 600, 16"</text:p>
      <text:p text:style-name="Standard">RAPPORT " <text:s text:c="7"/>"</text:p>
      <text:p text:style-name="Standard">RAPPORT " <text:s text:c="7"/>// Créer quelques colonnes initiales"</text:p>
      <text:p text:style-name="Standard">RAPPORT " <text:s text:c="7"/>MANOEUVRE POUR i DE 0 A 30"</text:p>
      <text:p text:style-name="Standard">RAPPORT " <text:s text:c="11"/>EXECUTION CREER_COLONNE_MATRIX effet_matrix"</text:p>
      <text:p text:style-name="Standard">RAPPORT " <text:s text:c="7"/>FIN MANOEUVRE"</text:p>
      <text:p text:style-name="Standard">RAPPORT " <text:s text:c="7"/>"</text:p>
      <text:p text:style-name="Standard">RAPPORT " <text:s text:c="7"/>// Boucle principale"</text:p>
      <text:p text:style-name="Standard">RAPPORT " <text:s text:c="7"/>MANOEUVRE TANT QUE APPEL_SYSTEME(\"fenetre_ouverte\")"</text:p>
      <text:p text:style-name="Standard">RAPPORT " <text:s text:c="11"/>MUNITION delta_temps = APPEL_SYSTEME(\"delta_temps\")"</text:p>
      <text:p text:style-name="Standard">RAPPORT " <text:s text:c="11"/>"</text:p>
      <text:p text:style-name="Standard">RAPPORT " <text:s text:c="11"/>// Mettre à jour"</text:p>
      <text:p text:style-name="Standard">RAPPORT " <text:s text:c="11"/>EXECUTION METTRE_A_JOUR_EFFET_MATRIX effet_matrix, delta_temps"</text:p>
      <text:p text:style-name="Standard">RAPPORT " <text:s text:c="11"/>"</text:p>
      <text:p text:style-name="Standard">RAPPORT " <text:s text:c="11"/>// Dessiner"</text:p>
      <text:p text:style-name="Standard">RAPPORT " <text:s text:c="11"/>EXECUTION DESSINER_EFFET_MATRIX effet_matrix, contexte_rendu"</text:p>
      <text:p text:style-name="Standard">RAPPORT " <text:s text:c="11"/>APPEL_SYSTEME(\"rafraichir_ecran\")"</text:p>
      <text:p text:style-name="Standard">RAPPORT " <text:s text:c="7"/>FIN MANOEUVRE"</text:p>
      <text:p text:style-name="Standard">RAPPORT " <text:s text:c="7"/>"</text:p>
      <text:p text:style-name="Standard">RAPPORT " <text:s text:c="7"/>// Nettoyer"</text:p>
      <text:p text:style-name="Standard">RAPPORT " <text:s text:c="7"/>APPEL_SYSTEME(\"liberer_contexte_graphique\", contexte_rendu)"</text:p>
      <text:p text:style-name="Standard">RAPPORT " <text:s text:c="7"/>"</text:p>
      <text:p text:style-name="Standard">RAPPORT " <text:s text:c="7"/>RETRAITE 0"</text:p>
      <text:p text:style-name="Standard">RAPPORT " <text:s text:c="3"/>FIN ORDRE"</text:p>
      <text:p text:style-name="Standard">RAPPORT " <text:s text:c="3"/>"</text:p>
      <text:p text:style-name="Standard">RAPPORT "FIN BASE"</text:p>
      <text:p text:style-name="Standard">RAPPORT "```"</text:p>
      <text:p text:style-name="Standard">RAPPORT ""</text:p>
      <text:p text:style-name="Standard"/>
      <text:p text:style-name="Standard">RAPPORT "## 8. Optimisation des performances"</text:p>
      <text:p text:style-name="Standard">RAPPORT ""</text:p>
      <text:p text:style-name="Standard">RAPPORT "Pour maintenir de bonnes performances avec l'effet Matrix :"</text:p>
      <text:p text:style-name="Standard">RAPPORT ""</text:p>
      <text:p text:style-name="Standard"><text:soft-page-break/>RAPPORT "1. **Ajustez la taille des caractères** - Des caractères plus grands réduisent le nombre de colonnes nécessaires"</text:p>
      <text:p text:style-name="Standard">RAPPORT "2. **Limitez le nombre de colonnes** - Réduisez `max_colonnes` si nécessaire"</text:p>
      <text:p text:style-name="Standard">RAPPORT "3. **Activez les effets spéciaux avec parcimonie** - Certains effets comme le bruitage peuvent être coûteux"</text:p>
      <text:p text:style-name="Standard">RAPPORT "4. **Activez le compactage automatique** - Assurez-vous que `COMPACTER_COLONNES` est appelé régulièrement"</text:p>
      <text:p text:style-name="Standard">RAPPORT ""</text:p>
      <text:p text:style-name="Standard"/>
      <text:p text:style-name="Standard">RAPPORT "## 9. Conseils créatifs"</text:p>
      <text:p text:style-name="Standard">RAPPORT ""</text:p>
      <text:p text:style-name="Standard">RAPPORT "Pour créer des ambiances visuelles intéressantes :"</text:p>
      <text:p text:style-name="Standard">RAPPORT ""</text:p>
      <text:p text:style-name="Standard">RAPPORT "1. **Jouez avec les couleurs** - Le vert est iconique, mais des teintes bleues ou cyans peuvent donner une ambiance différente"</text:p>
      <text:p text:style-name="Standard">RAPPORT "2. **Variez les vitesses** - Des colonnes à vitesses variables créent un effet plus organique"</text:p>
      <text:p text:style-name="Standard">RAPPORT "3. **Combinez les effets** - Utilisez l'ondulation avec l'effet raindrop pour un effet de pluie convaincant"</text:p>
      <text:p text:style-name="Standard">RAPPORT "4. **Moments dramatiques** - Utilisez l'effet flash pour marquer des transitions importantes"</text:p>
      <text:p text:style-name="Standard">RAPPORT "5. **Transitions subtiles** - Changez progressivement la couleur principale avec l'effet de pulsation pour des transitions en douceur"</text:p>
      <text:p text:style-name="Standard">RAPPORT ""</text:p>
      <text:p text:style-name="Standard"/>
      <text:p text:style-name="Standard">RAPPORT "## 10. Conclusion"</text:p>
      <text:p text:style-name="Standard">RAPPORT ""</text:p>
      <text:p text:style-name="Standard">RAPPORT "La bibliothèque d'effets Matrix AGAM offre une solution complète pour recréer et personnaliser le célèbre effet de \"code digital cascadant\". Grâce à sa syntaxe militaire cohérente avec le reste du langage AGAM, elle s'intègre parfaitement dans vos projets tout en vous permettant de créer des animations visuelles impressionnantes."</text:p>
      <text:p text:style-name="Standard">RAPPORT ""</text:p>
      <text:p text:style-name="Standard">RAPPORT "Pour plus d'exemples et d'informations, consultez le fichier d'exemple `examples/matrix/demo_matrix.gma`."</text:p>
      <text:p text:style-name="Standard"/>
      <text:p text:style-name="Standard">FIN B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5T12:04:21.312000000</meta:creation-date>
    <dc:date>2025-02-25T12:05:15.775000000</dc:date>
    <meta:editing-duration>PT55S</meta:editing-duration>
    <meta:editing-cycles>1</meta:editing-cycles>
    <meta:document-statistic meta:table-count="0" meta:image-count="0" meta:object-count="0" meta:page-count="6" meta:paragraph-count="248" meta:word-count="1380" meta:character-count="10515" meta:non-whitespace-character-count="9089"/>
    <meta:generator>LibreOffice/24.8.4.2$Windows_X86_64 LibreOffice_project/bb3cfa12c7b1bf994ecc5649a80400d06cd71002</meta:generator>
  </office:meta>
</office:document-meta>
</file>